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Text_20_body">
      <style:text-properties officeooo:paragraph-rsid="000a28dd"/>
    </style:style>
    <style:style style:name="P3" style:family="paragraph" style:parent-style-name="Text_20_body">
      <style:text-properties fo:font-size="40pt" officeooo:rsid="000a28dd" officeooo:paragraph-rsid="000a28dd" style:font-size-asian="40pt" style:font-size-complex="40pt"/>
    </style:style>
    <style:style style:name="T1" style:family="text">
      <style:text-properties officeooo:rsid="000a28d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lets-is-geen-tijdsbank"/>LETS is geen Tijdsbank</text:h>
      <text:p text:style-name="Text_20_body"><text:span text:style-name="Strong_20_Emphasis">LETS reclaim LETS</text:span> is een actie om het LETSysteem bekendheid te geven en tevens een protestactie gericht tegen de organisatie <text:span text:style-name="Emphasis">LETS Vlaanderen vzw</text:span> die foute informatie omtrent LETS verspreidt. Namelijk, zij doet al jaren alsof LETS een soort van <text:span text:style-name="Emphasis">Tijdsbank</text:span> is. LETS en Tijdsbanken zijn beide concepten van gemeenschapsmunten die wel overeenkomsten vertonen maar die ook heel verschillend zijn.</text:p>
      <text:h text:style-name="Heading_20_2" text:outline-level="2"><text:bookmark text:name="lets-is-voor-alledaags-gebruik-in-de-bestaande-economie"/>LETS is voor alledaags gebruik in de bestaande economie.</text:h>
      <text:p text:style-name="Text_20_body">LETS werd in 1982-1983 ontworpen in Canada door Michael Linton. Hij beoogde een toegankelijk geldsysteem voor de kleine dagelijkse transacties. LETS is “street money” zoals hij het zelf noemt. Daarom dat hij de maateenheid van LETS-geld gelijk stelde aan die van het nationale geld. Dat is immers waarin mensen denken en handelen in het leven van alledag. De één op één pariteit laat tevens gemakkelijke integratie toe van het LETSysteem met de bestaande economie en het bedrijfsleven. <text:s/>Gecombineerde betalingen in euro’s en LETS-euro’s zijn zo mogelijk. Het procentuele aandeel in LETS-euro’s vormt zo een toegevoegde component in de marktwerking. Hierover zou inzake het LETSysteem geen misverstand mogen bestaan. Vanaf het begin heeft Michael Linton het concept van LETS helder uiteengezet in verscheidene publicaties<text:bookmark text:name="fnref:6"/> en in 1994 schreef hij de definitieve gids “The LETSystem Design Manual”. Deze is sinds 1995 online te vinden.</text:p>
      <text:h text:style-name="Heading_20_2" text:outline-level="2"><text:bookmark text:name="lets-vlaanderen-vzw-negeert"/>LETS Vlaanderen vzw negeert</text:h>
      <text:p text:style-name="P2"><text:span text:style-name="Emphasis">LETS Vlaanderen vzw</text:span>, sinds enige jaren door de Vlaamse Overheid gesubsidieerd, een organisatie die zichzelf in de media opwerpt als “expertisenetwerk inzake LETS”, negeert echter het werk van Linton. De organisatie stelt namelijk sinds jaar en dag dat LETS een soort van Tijdsbank zou zijn. Transacties in een Tijdsbank worden uitgedrukt in uren en minuten dienst die iemand verleend heeft aan een ander. Maar zulke tijds-transacties kan je niet (gemakkelijk) integreren met het bedrijfsleven of aangeven bij de fiscus.<text:span text:style-name="T1"> </text:span>Bij Tijdsbanken stelt men gewoonlijk dan ook dat zij enkel bedoeld zijn voor niet-professionele uitwisselingen en slechts die handel waarop geen belasting verschuldigd is. Tijdsbanken zijn zo vrije tijdssystemen die los staan van de gangbare economie. Dat is wat <text:span text:style-name="Emphasis">LETS Vlaanderen vzw</text:span> beweert over LETS; dat het zich buiten de conventionele economie afspeelt. Tekenend is dat <text:span text:style-name="Emphasis">LETS Vlaanderen vzw</text:span> op haar website wel <text:a xlink:type="simple" xlink:href="https://www.letsvlaanderen.be/portals/letsvl/Files/Documents/studies%20over%20LETS%20en%20aanverwante%20domeinen/TimeBanksHowToManual.pdf" text:style-name="Internet_20_link" text:visited-style-name="Visited_20_Internet_20_Link">“The Time Dollar how-to Manual”, een handboek over Tijdsbanken volgens Edgar Kahn</text:a> plaatst, maar niet <text:a xlink:type="simple" xlink:href="https://manual.letsa.net/en" text:style-name="Internet_20_link" text:visited-style-name="Visited_20_Internet_20_Link">“The LETSystem Design Manual”, het werk van Michael Linton</text:a>.</text:p>
      <text:p text:style-name="P2"/>
      <text:p text:style-name="P2"/>
      <text:p text:style-name="P3">https://reclaim.letsa.net</text:p>
      <text:p text:style-name="Standard"><text:s text:c="114"/></text:p>
      <text:p text:style-name="Standard"/>
      <text:p text:style-name="Standard"/>
      <text:p text:style-name="Standard"/>
      <text:p text:style-name="P1"><text:s text:c="53"/></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4T21:07:16.946311062</meta:creation-date>
    <meta:print-date>2018-09-14T21:15:02.163482522</meta:print-date>
    <dc:date>2018-09-14T21:22:14.566667966</dc:date>
    <meta:editing-duration>PT4M47S</meta:editing-duration>
    <meta:editing-cycles>1</meta:editing-cycles>
    <meta:document-statistic meta:table-count="0" meta:image-count="0" meta:object-count="0" meta:page-count="1" meta:paragraph-count="9" meta:word-count="385" meta:character-count="2712" meta:non-whitespace-character-count="2166"/>
    <meta:generator>LibreOffice/6.0.3.2$Linux_X86_64 LibreOffice_project/00m0$Build-2</meta:generator>
  </office:meta>
</office:document-meta>
</file>